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4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Request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 Request. Details</text:p>
          </table:table-cell>
          <table:table-cell table:style-name="ce2" office:value-type="string">
            <text:p>CatalogueRequest</text:p>
          </table:table-cell>
          <table:table-cell table:style-name="ce2" office:value-type="string">
            <text:p>The document used to request a Catalogue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Solicitud de Catálogo</text:p>
          </table:table-cell>
          <table:table-cell table:style-name="ce12" office:value-type="string">
            <text:p>El documento usado para pedir un Catálogo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talogue Request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atalogue Request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Catalogue Request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subset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atalogue Request. Identifier</text:p>
          </table:table-cell>
          <table:table-cell office:value-type="string">
            <text:p>ID</text:p>
          </table:table-cell>
          <table:table-cell office:value-type="string">
            <text:p>An identifier for the Catalogue Request assigned by the party managing the catalogue (either the Catalogue Requesting Party or the Catalogue Providing Party)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ID</text:p>
          </table:table-cell>
          <table:table-cell office:value-type="string">
            <text:p>Un identificador para la Solicitud de Catálogo asignada por el gestor del catálogo (ya sea la Parte que Solicita el Catálogo o la Parte que Provee el Catálogo)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Catalogue Request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UUID</text:p>
          </table:table-cell>
          <table:table-cell office:value-type="string">
            <text:p>Un identificador único universal para una instancia de este ABIE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talogue Request. Name</text:p>
          </table:table-cell>
          <table:table-cell office:value-type="string">
            <text:p>Name</text:p>
          </table:table-cell>
          <table:table-cell office:value-type="string">
            <text:p>A name given to the Catalogue Reque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Nombre</text:p>
          </table:table-cell>
          <table:table-cell office:value-type="string">
            <text:p>Un nombre asignado a la Solicitud de Catálogo</text:p>
          </table:table-cell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Catalogue Request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Catalogue Managing Party on which the Catalogue was request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Fecha de Publicación</text:p>
          </table:table-cell>
          <table:table-cell office:value-type="string">
            <text:p>La fecha asignada por el Gestor del Catálogo en la cual el Catálogo fue pedido.</text:p>
          </table:table-cell>
          <table:table-cell table:number-columns-repeated="1016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Catalogue Request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Catalogue Managing Party at which the Catalogue was reques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Hora de Publicación</text:p>
          </table:table-cell>
          <table:table-cell office:value-type="string">
            <text:p>La hora asignada por el Gestor el Catálogo en la cual el Catálogo fue pedido.</text:p>
          </table:table-cell>
          <table:table-cell table:number-columns-repeated="1016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Catalogue Request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 Request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" office:value-type="string">
            <text:p>Nota</text:p>
          </table:table-cell>
          <table:table-cell office:value-type="string">
            <text:p>Texto con forma libre que se aplica a la Petición del Cátalogo. Este elemento puede contener notas o cualquier otra información similar que no se contenga de manera explícita en otra estructura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talogue Request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" office:value-type="string">
            <text:p>Descripción</text:p>
          </table:table-cell>
          <table:table-cell office:value-type="string">
            <text:p>Descripción textual de una instancia del documento.</text:p>
          </table:table-cell>
          <table:table-cell table:number-columns-repeated="1016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Catalogue Request. Pricing Update Request_ Indicator. Indicator</text:p>
          </table:table-cell>
          <table:table-cell office:value-type="string">
            <text:p>PricingUpdateRequestIndicator</text:p>
          </table:table-cell>
          <table:table-cell office:value-type="string">
            <text:p>The indicator requesting a pricing updat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Indicador de Actualización de Precios</text:p>
          </table:table-cell>
          <table:table-cell office:value-type="string">
            <text:p>El indicador que pide una actualización de precios</text:p>
          </table:table-cell>
          <table:table-cell table:number-columns-repeated="1016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Catalogue Request. Item Update Request_ Indicator. Indicator</text:p>
          </table:table-cell>
          <table:table-cell office:value-type="string">
            <text:p>ItemUpdateRequestIndicator</text:p>
          </table:table-cell>
          <table:table-cell office:value-type="string">
            <text:p>The indicator requesting an update of the item specifications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Indicador de Actualización de especificaciones del Elemento</text:p>
          </table:table-cell>
          <table:table-cell office:value-type="string">
            <text:p>El indicador que pide una actualización de las especificaciones del elemento.</text:p>
          </table:table-cell>
          <table:table-cell table:number-columns-repeated="1016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Catalogue Request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office:value-type="string">
            <text:p>Número de líneas de detalle.</text:p>
          </table:table-cell>
          <table:table-cell table:number-columns-repeated="1016"/>
        </table:table-row>
        <table:table-row table:style-name="ro7">
          <table:table-cell table:style-name="ce4" office:value-type="float" office:value="15">
            <text:p>15</text:p>
          </table:table-cell>
          <table:table-cell table:style-name="ce4" office:value-type="string">
            <text:p>Catalogue Request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assigned by the Catalogue Managing Party during which the information in the Catalogue requested is to be effective. <text:s/>This may be given as start and end dates or a duration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Periodo de Validez</text:p>
          </table:table-cell>
          <table:table-cell table:style-name="ce14" office:value-type="string">
            <text:p>El periodo asignado porel Gestor <text:s/>el Catálogo durante el cual la información pedida en el Catálogo es efectiva. Esto se puede indicar como la fecha de comienzo y fin o como una duración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4" office:value-type="string">
            <text:p>Catalogue Request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Receptor</text:p>
          </table:table-cell>
          <table:table-cell table:style-name="ce14" office:value-type="string">
            <text:p>Asociación con el Receptor del Catálo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7">
            <text:p>17</text:p>
          </table:table-cell>
          <table:table-cell table:style-name="ce4" office:value-type="string">
            <text:p>Catalogue Request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Proveedor</text:p>
          </table:table-cell>
          <table:table-cell table:style-name="ce14" office:value-type="string">
            <text:p>Asociación con el Proveedor del Catálo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Catalogue Request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Vendedor</text:p>
          </table:table-cell>
          <table:table-cell table:style-name="ce14" office:value-type="string">
            <text:p>Vendedor responsable del contrato al que se refiere el Catálo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Catalogue Request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Contratista</text:p>
          </table:table-cell>
          <table:table-cell table:style-name="ce14" office:value-type="string">
            <text:p>Contratista responsable del contrato al que se refiere el Catálog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4" office:value-type="string">
            <text:p>Catalogue Request. Requested_ Catalogue Reference. Catalogue Reference</text:p>
          </table:table-cell>
          <table:table-cell table:style-name="ce4" office:value-type="string">
            <text:p>RequestedCatalogueReference</text:p>
          </table:table-cell>
          <table:table-cell table:style-name="ce4" office:value-type="string">
            <text:p>An association to a specific Catalogue; used if the Catalogue Request is for an update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Referencia del Catálogo Pedido</text:p>
          </table:table-cell>
          <table:table-cell table:style-name="ce14" office:value-type="string">
            <text:p>Asociación a un Catálogo específico; usado si la Solicitud de Catálogo es para una actualización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1">
            <text:p>21</text:p>
          </table:table-cell>
          <table:table-cell table:style-name="ce4" office:value-type="string">
            <text:p>Catalogue Request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Contrato Referenciado</text:p>
          </table:table-cell>
          <table:table-cell table:style-name="ce14" office:value-type="string">
            <text:p>Asociación con un acuerdo marco o con un contrat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Catalogue Request. Trading Terms</text:p>
          </table:table-cell>
          <table:table-cell table:style-name="ce4" office:value-type="string">
            <text:p>TradingTerms</text:p>
          </table:table-cell>
          <table:table-cell table:style-name="ce4" office:value-type="string">
            <text:p>An association to trading term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Condiciones Comerciales</text:p>
          </table:table-cell>
          <table:table-cell table:style-name="ce14" office:value-type="string">
            <text:p>Asociación con las condiciones comerciale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3">
            <text:p>23</text:p>
          </table:table-cell>
          <table:table-cell table:style-name="ce4" office:value-type="string">
            <text:p>Catalogue Request. Document Reference</text:p>
          </table:table-cell>
          <table:table-cell table:style-name="ce4" office:value-type="string">
            <text:p>DocumentReference</text:p>
          </table:table-cell>
          <table:table-cell table:style-name="ce4" office:value-type="string">
            <text:p>An association to other document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Referencia de Documento</text:p>
          </table:table-cell>
          <table:table-cell table:style-name="ce14" office:value-type="string">
            <text:p>Asociación con otros documentos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4">
            <text:p>24</text:p>
          </table:table-cell>
          <table:table-cell table:style-name="ce4" office:value-type="string">
            <text:p>Catalogue Request. Applicable Territory_ Address. <text:s/>Address</text:p>
          </table:table-cell>
          <table:table-cell table:style-name="ce4" office:value-type="string">
            <text:p>ApplicableTerritoryAddress</text:p>
          </table:table-cell>
          <table:table-cell table:style-name="ce4" office:value-type="string">
            <text:p>An association to the territory (regions, country, city, etc.) to which the requested Catalogue will apply. <text:s/>Expressed as an Addres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Dirección del Territorio Aplicable</text:p>
          </table:table-cell>
          <table:table-cell table:style-name="ce14" office:value-type="string">
            <text:p>Asociación con el territorio (regiones, países, ciudades, etc.) a la cual el Catálogo pedido aplicará. Expresado como una Dirección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string">
            <text:p>Catalogue Request. Requested_ Language. Language</text:p>
          </table:table-cell>
          <table:table-cell table:style-name="ce4" office:value-type="string">
            <text:p>RequestedLanguage</text:p>
          </table:table-cell>
          <table:table-cell table:style-name="ce4" office:value-type="string">
            <text:p>The language in which the Catalogue is requested to be provided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Lenguaje Solicitado</text:p>
          </table:table-cell>
          <table:table-cell table:style-name="ce14" office:value-type="string">
            <text:p>El lenguaje en el cual se solicita el Catálog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6">
            <text:p>26</text:p>
          </table:table-cell>
          <table:table-cell table:style-name="ce4" office:value-type="string">
            <text:p>Catalogue Request. Requested_ Classification Scheme. Classification Scheme</text:p>
          </table:table-cell>
          <table:table-cell table:style-name="ce4" office:value-type="string">
            <text:p>RequestedClassificationScheme</text:p>
          </table:table-cell>
          <table:table-cell table:style-name="ce4" office:value-type="string">
            <text:p>An association to classification categories for the Catalogue requested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Esquema de Clasificación Solicitado</text:p>
          </table:table-cell>
          <table:table-cell table:style-name="ce14" office:value-type="string">
            <text:p>Asociación a categorías de clasificación para el Catálogo solicitad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7">
            <text:p>27</text:p>
          </table:table-cell>
          <table:table-cell table:style-name="ce4" office:value-type="string">
            <text:p>Catalogue Request. Catalogue Request Line</text:p>
          </table:table-cell>
          <table:table-cell table:style-name="ce4" office:value-type="string">
            <text:p>CatalogueRequestLine</text:p>
          </table:table-cell>
          <table:table-cell table:style-name="ce4" office:value-type="string">
            <text:p>An association to specific Catalogue Lines for the catalogue requested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Línea de Solicitud de Catálogo</text:p>
          </table:table-cell>
          <table:table-cell table:style-name="ce14" office:value-type="string">
            <text:p>Asociación a las Líneas de Catálogo específicas para el catálogo solicitado.</text:p>
          </table:table-cell>
          <table:table-cell table:style-name="ce22" table:number-columns-repeated="1016"/>
        </table:table-row>
        <table:table-row table:style-name="ro4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3:42</dc:date>
    <meta:document-statistic meta:table-count="1" meta:cell-count="227" meta:object-count="0"/>
    <meta:generator>OpenOffice.org/3.0$Win32 OpenOffice.org_project/300m9$Build-9358</meta:generator>
  </office:meta>
</office:document-meta>
</file>